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7.0567in" draw:visible-area-height="8.822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to1" text:anchor-type="paragraph" svg:width="7.0571in" svg:height="8.822in" draw:z-index="0"><draw:object-ole xlink:href="./Object 1" xlink:type="simple" xlink:show="embed" xlink:actuate="onLoad"/><draw:image xlink:href="./ObjectReplacements/Object 1" xlink:type="simple" xlink:show="embed" xlink:actuate="onLoad"/></draw:frame></text:p>
      <text:p text:style-name="P1">Bilateral Directory FSM</text:p>
      <text:p text:style-name="P1"><text:soft-page-break/></text:p>
      <text:p text:style-name="P2">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ply from the memory node before it can do anything else, so any read requests that arrive gets nakked. No writeback requests can arrive in “Unowned” because no node has the block, yet. When it receives a reply from the memory node, an exclusive reply is sent to the requester, and the directory transitions into the “Exclusive” state.</text:p>
      <text:p text:style-name="P2"/>
      <text:p text:style-name="P2">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
      <text:p text:style-name="P2">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
      <text:p text:style-name="P2">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
      <text:p text:style-name="P2">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text:soft-page-break/>eviction ack to the requester, and transition to “Exclusive.”</text:p>
      <text:p text:style-name="P2"/>
      <text:p text:style-name="P2">When a shared read arrives in the “Shared” state, the directory would add the requester into the 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
      <text:p text:style-name="P2">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
      <text:p text:style-name="P2">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1-02-02T22:26:14.34</meta:creation-date>
    <meta:generator>OpenOffice.org/3.2$Win32 OpenOffice.org_project/320m18$Build-9502</meta:generator>
    <dc:date>2011-02-04T16:02:43.54</dc:date>
    <dc:creator>Eric Chang</dc:creator>
    <meta:editing-duration>PT08H14M16S</meta:editing-duration>
    <meta:editing-cycles>21</meta:editing-cycles>
    <meta:printed-by>Eric Chang</meta:printed-by>
    <meta:print-date>2011-02-04T15:51:53.07</meta:print-date>
    <meta:document-statistic meta:table-count="0" meta:image-count="0" meta:object-count="1" meta:page-count="3" meta:paragraph-count="9" meta:word-count="1196" meta:character-count="6773"/>
  </office:meta>
</office:document-meta>
</file>